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11pt" officeooo:rsid="0009fd6b" officeooo:paragraph-rsid="0009fd6b" style:font-size-asian="11pt" style:font-size-complex="11pt"/>
    </style:style>
    <style:style style:name="P2" style:family="paragraph" style:parent-style-name="Standard">
      <style:text-properties style:font-name="DejaVu Sans" fo:font-size="11pt" officeooo:paragraph-rsid="0008970c" style:font-size-asian="11pt" style:font-size-complex="11pt"/>
    </style:style>
    <style:style style:name="P3" style:family="paragraph" style:parent-style-name="Standard">
      <style:text-properties style:font-name="DejaVu Sans" fo:font-size="11pt" officeooo:rsid="00267dc3" officeooo:paragraph-rsid="00267dc3" style:font-size-asian="11pt" style:font-size-complex="11pt"/>
    </style:style>
    <style:style style:name="P4" style:family="paragraph" style:parent-style-name="Standard">
      <style:text-properties style:font-name="DejaVu Sans" fo:font-size="11pt" officeooo:rsid="0008970c" officeooo:paragraph-rsid="00267dc3" style:font-size-asian="11pt" style:font-size-complex="11pt"/>
    </style:style>
    <style:style style:name="P5" style:family="paragraph" style:parent-style-name="Standard">
      <style:text-properties fo:font-size="14pt" fo:font-weight="bold" officeooo:rsid="002467c0" officeooo:paragraph-rsid="002467c0" style:font-size-asian="14pt" style:font-weight-asian="bold" style:font-size-complex="14pt" style:font-weight-complex="bold"/>
    </style:style>
    <style:style style:name="P6" style:family="paragraph" style:parent-style-name="Standard">
      <style:text-properties fo:font-weight="normal" officeooo:rsid="00276b48" officeooo:paragraph-rsid="00276b48" style:font-weight-asian="normal" style:font-weight-complex="normal"/>
    </style:style>
    <style:style style:name="P7" style:family="paragraph" style:parent-style-name="Standard">
      <style:text-properties fo:font-weight="normal" officeooo:rsid="0028bf33" officeooo:paragraph-rsid="0028bf33" style:font-weight-asian="normal" style:font-weight-complex="normal"/>
    </style:style>
    <style:style style:name="P8" style:family="paragraph" style:parent-style-name="Standard">
      <style:text-properties fo:font-size="12pt" fo:font-weight="normal" officeooo:rsid="0028bf33" officeooo:paragraph-rsid="0028bf33" style:font-weight-asian="normal" style:font-weight-complex="normal"/>
    </style:style>
    <style:style style:name="P9" style:family="paragraph" style:parent-style-name="Standard">
      <style:text-properties fo:font-size="12pt" fo:font-weight="normal" officeooo:rsid="00291ad5" officeooo:paragraph-rsid="00291ad5" style:font-weight-asian="normal" style:font-weight-complex="normal"/>
    </style:style>
    <style:style style:name="P10" style:family="paragraph" style:parent-style-name="Standard">
      <style:text-properties fo:font-size="12pt" fo:font-weight="normal" officeooo:rsid="002042f0" officeooo:paragraph-rsid="002042f0" style:font-size-asian="14pt" style:font-weight-asian="normal" style:font-size-complex="14pt" style:font-weight-complex="normal"/>
    </style:style>
    <style:style style:name="P11" style:family="paragraph" style:parent-style-name="Standard">
      <style:text-properties fo:font-size="12pt" fo:font-weight="normal" officeooo:rsid="002467c0" officeooo:paragraph-rsid="002467c0" style:font-size-asian="14pt" style:font-weight-asian="normal" style:font-size-complex="14pt" style:font-weight-complex="normal"/>
    </style:style>
    <style:style style:name="P12" style:family="paragraph" style:parent-style-name="Standard">
      <style:text-properties fo:font-size="12pt" fo:font-weight="normal" officeooo:rsid="0024b2b2" officeooo:paragraph-rsid="0024b2b2" style:font-size-asian="14pt" style:font-weight-asian="normal" style:font-size-complex="14pt" style:font-weight-complex="normal"/>
    </style:style>
    <style:style style:name="P13" style:family="paragraph" style:parent-style-name="Standard">
      <style:text-properties fo:font-weight="bold" officeooo:rsid="002aaa61" officeooo:paragraph-rsid="002aaa61" style:font-weight-asian="bold" style:font-weight-complex="bold"/>
    </style:style>
    <style:style style:name="P14" style:family="paragraph" style:parent-style-name="Standard">
      <style:text-properties style:text-position="0% 100%" fo:font-size="12pt" fo:font-weight="normal" officeooo:rsid="00267dc3" officeooo:paragraph-rsid="00267dc3" style:font-size-asian="14pt" style:font-weight-asian="normal" style:font-size-complex="14pt" style:font-weight-complex="normal"/>
    </style:style>
    <style:style style:name="P15" style:family="paragraph" style:parent-style-name="Standard">
      <style:text-properties officeooo:paragraph-rsid="00267dc3"/>
    </style:style>
    <style:style style:name="P16" style:family="paragraph" style:parent-style-name="Standard">
      <style:text-properties fo:font-size="16pt" fo:font-weight="bold" officeooo:rsid="0028bf33" officeooo:paragraph-rsid="0028bf33" style:font-weight-asian="bold" style:font-weight-complex="bold"/>
    </style:style>
    <style:style style:name="P17" style:family="paragraph" style:parent-style-name="Standard">
      <style:text-properties officeooo:paragraph-rsid="00291ad5"/>
    </style:style>
    <style:style style:name="P18" style:family="paragraph" style:parent-style-name="Standard">
      <style:paragraph-properties fo:break-before="page"/>
      <style:text-properties fo:font-size="14pt" fo:font-weight="bold" officeooo:rsid="002467c0" officeooo:paragraph-rsid="002467c0" style:font-size-asian="14pt" style:font-weight-asian="bold" style:font-size-complex="14pt" style:font-weight-complex="bold"/>
    </style:style>
    <style:style style:name="P19" style:family="paragraph" style:parent-style-name="Standard">
      <style:paragraph-properties fo:break-before="page"/>
      <style:text-properties fo:font-size="16pt" fo:font-weight="bold" officeooo:rsid="0028bf33" officeooo:paragraph-rsid="0028bf33" style:font-weight-asian="bold" style:font-weight-complex="bold"/>
    </style:style>
    <style:style style:name="P20" style:family="paragraph" style:parent-style-name="Standard">
      <style:paragraph-properties fo:break-before="page"/>
      <style:text-properties officeooo:paragraph-rsid="00291ad5"/>
    </style:style>
    <style:style style:name="P21" style:family="paragraph" style:parent-style-name="Standard">
      <style:text-properties fo:font-size="12pt" fo:font-weight="normal" officeooo:rsid="002042f0" officeooo:paragraph-rsid="001ef1c1" style:font-size-asian="14pt" style:font-weight-asian="normal" style:font-size-complex="14pt" style:font-weight-complex="normal"/>
    </style:style>
    <style:style style:name="P22" style:family="paragraph" style:parent-style-name="Standard">
      <style:text-properties fo:font-size="12pt" fo:font-weight="normal" officeooo:rsid="003070ae" officeooo:paragraph-rsid="003070ae" style:font-size-asian="12pt" style:font-weight-asian="normal" style:font-size-complex="12pt" style:font-weight-complex="normal"/>
    </style:style>
    <style:style style:name="P23" style:family="paragraph" style:parent-style-name="Standard">
      <style:text-properties fo:font-size="12pt" fo:font-weight="normal" officeooo:rsid="003070ae" officeooo:paragraph-rsid="0036262f" style:font-size-asian="12pt" style:font-weight-asian="normal" style:font-size-complex="12pt" style:font-weight-complex="normal"/>
    </style:style>
    <style:style style:name="P24" style:family="paragraph" style:parent-style-name="Standard">
      <style:text-properties fo:font-size="12pt" fo:font-weight="normal" officeooo:rsid="0034e73f" officeooo:paragraph-rsid="0034e73f" style:font-size-asian="12pt" style:font-weight-asian="normal" style:font-size-complex="12pt" style:font-weight-complex="normal"/>
    </style:style>
    <style:style style:name="P25" style:family="paragraph" style:parent-style-name="Standard" style:list-style-name="L3">
      <style:text-properties fo:font-size="12pt" fo:font-weight="normal" officeooo:rsid="0034e73f" officeooo:paragraph-rsid="0034e73f" style:font-size-asian="12pt" style:font-weight-asian="normal" style:font-size-complex="12pt" style:font-weight-complex="normal"/>
    </style:style>
    <style:style style:name="P26" style:family="paragraph" style:parent-style-name="Standard">
      <style:text-properties fo:font-size="12pt" fo:font-weight="normal" officeooo:rsid="00291ad5" officeooo:paragraph-rsid="00291ad5" style:font-weight-asian="normal" style:font-weight-complex="normal"/>
    </style:style>
    <style:style style:name="P27" style:family="paragraph" style:parent-style-name="Standard">
      <style:text-properties fo:font-size="12pt" fo:font-style="normal" fo:font-weight="normal" officeooo:rsid="002aaa61" officeooo:paragraph-rsid="002aaa61" style:font-style-asian="normal" style:font-weight-asian="normal" style:font-style-complex="normal" style:font-weight-complex="normal"/>
    </style:style>
    <style:style style:name="P28" style:family="paragraph" style:parent-style-name="Standard">
      <style:text-properties fo:font-size="14pt" fo:font-weight="bold" officeooo:rsid="002042f0" officeooo:paragraph-rsid="002042f0" style:font-size-asian="14pt" style:font-weight-asian="bold" style:font-size-complex="14pt" style:font-weight-complex="bold"/>
    </style:style>
    <style:style style:name="P29" style:family="paragraph" style:parent-style-name="Standard">
      <style:text-properties style:text-position="0% 100%" fo:font-size="12pt" fo:font-weight="normal" officeooo:rsid="00267dc3" officeooo:paragraph-rsid="0024b2b2" style:font-size-asian="14pt" style:font-weight-asian="normal" style:font-size-complex="14pt" style:font-weight-complex="normal"/>
    </style:style>
    <style:style style:name="P30" style:family="paragraph" style:parent-style-name="Standard">
      <style:text-properties style:font-name="DejaVu Sans" fo:font-size="11pt" officeooo:rsid="0008970c" officeooo:paragraph-rsid="00267dc3" style:font-size-asian="11pt" style:font-size-complex="11pt"/>
    </style:style>
    <style:style style:name="P31" style:family="paragraph" style:parent-style-name="Standard">
      <style:text-properties style:font-name="DejaVu Sans" fo:font-size="11pt" officeooo:rsid="0008970c" officeooo:paragraph-rsid="00291ad5" style:font-size-asian="11pt" style:font-size-complex="11pt"/>
    </style:style>
    <style:style style:name="P32" style:family="paragraph" style:parent-style-name="Standard">
      <style:text-properties style:font-name="DejaVu Sans" fo:font-size="11pt" officeooo:rsid="00267dc3" officeooo:paragraph-rsid="00267dc3" style:font-size-asian="11pt" style:font-size-complex="11pt"/>
    </style:style>
    <style:style style:name="P33" style:family="paragraph" style:parent-style-name="Standard">
      <style:text-properties style:font-name="DejaVu Sans" fo:font-size="11pt" officeooo:rsid="002aaa61" officeooo:paragraph-rsid="00291ad5" style:font-size-asian="11pt" style:font-size-complex="11pt"/>
    </style:style>
    <style:style style:name="P34" style:family="paragraph" style:parent-style-name="Standard">
      <style:text-properties style:font-name="DejaVu Sans" fo:font-size="11pt" officeooo:rsid="0031d640" officeooo:paragraph-rsid="0031d640" style:font-size-asian="11pt" style:font-size-complex="11pt"/>
    </style:style>
    <style:style style:name="P35" style:family="paragraph" style:parent-style-name="Standard">
      <style:text-properties style:font-name="DejaVu Sans" fo:font-size="11pt" officeooo:rsid="0034e73f" officeooo:paragraph-rsid="0034e73f" style:font-size-asian="11pt" style:font-size-complex="11pt"/>
    </style:style>
    <style:style style:name="P36" style:family="paragraph" style:parent-style-name="Standard">
      <style:text-properties style:font-name="DejaVu Sans" fo:font-size="11pt" officeooo:rsid="0038113c" officeooo:paragraph-rsid="0038113c" style:font-size-asian="11pt" style:font-size-complex="11pt"/>
    </style:style>
    <style:style style:name="P37" style:family="paragraph" style:parent-style-name="Standard">
      <style:text-properties officeooo:paragraph-rsid="001ec348"/>
    </style:style>
    <style:style style:name="P38" style:family="paragraph" style:parent-style-name="Standard">
      <style:text-properties fo:font-weight="normal" officeooo:rsid="0038113c" officeooo:paragraph-rsid="0038113c" style:font-weight-asian="normal" style:font-weight-complex="normal"/>
    </style:style>
    <style:style style:name="P39" style:family="paragraph" style:parent-style-name="Standard">
      <style:text-properties officeooo:paragraph-rsid="003070ae"/>
    </style:style>
    <style:style style:name="P40" style:family="paragraph" style:parent-style-name="Standard">
      <style:text-properties officeooo:rsid="0031d640" officeooo:paragraph-rsid="0031d640"/>
    </style:style>
    <style:style style:name="P41" style:family="paragraph" style:parent-style-name="Standard">
      <style:text-properties officeooo:paragraph-rsid="0031d640"/>
    </style:style>
    <style:style style:name="P42" style:family="paragraph" style:parent-style-name="Standard" style:list-style-name="L2">
      <style:text-properties fo:font-weight="bold" officeooo:rsid="003362dd" officeooo:paragraph-rsid="003362dd" style:font-weight-asian="bold" style:font-weight-complex="bold"/>
    </style:style>
    <style:style style:name="P43" style:family="paragraph" style:parent-style-name="Standard">
      <style:text-properties fo:font-weight="bold" officeooo:rsid="003362dd" officeooo:paragraph-rsid="003362dd" style:font-weight-asian="bold" style:font-weight-complex="bold"/>
    </style:style>
    <style:style style:name="P44" style:family="paragraph" style:parent-style-name="Standard">
      <style:text-properties fo:font-weight="bold" officeooo:rsid="0034e73f" officeooo:paragraph-rsid="0034e73f" style:font-weight-asian="bold" style:font-weight-complex="bold"/>
    </style:style>
    <style:style style:name="P45" style:family="paragraph" style:parent-style-name="Standard">
      <style:text-properties officeooo:paragraph-rsid="002042f0"/>
    </style:style>
    <style:style style:name="P46" style:family="paragraph" style:parent-style-name="Standard" style:list-style-name="L3">
      <style:text-properties officeooo:paragraph-rsid="0034e73f"/>
    </style:style>
    <style:style style:name="P47" style:family="paragraph" style:parent-style-name="Standard" style:list-style-name="L3">
      <style:text-properties officeooo:paragraph-rsid="0035cf13"/>
    </style:style>
    <style:style style:name="P48" style:family="paragraph" style:parent-style-name="Standard" style:list-style-name="L3">
      <style:text-properties officeooo:rsid="0035cf13" officeooo:paragraph-rsid="0035cf13"/>
    </style:style>
    <style:style style:name="P49" style:family="paragraph" style:parent-style-name="Standard" style:list-style-name="L3">
      <style:text-properties officeooo:rsid="0036262f" officeooo:paragraph-rsid="0036262f"/>
    </style:style>
    <style:style style:name="P50" style:family="paragraph" style:parent-style-name="Standard" style:list-style-name="L3">
      <style:text-properties officeooo:rsid="0038113c" officeooo:paragraph-rsid="0038113c"/>
    </style:style>
    <style:style style:name="P51" style:family="paragraph" style:parent-style-name="Standard">
      <style:text-properties officeooo:rsid="0038113c" officeooo:paragraph-rsid="0038113c"/>
    </style:style>
    <style:style style:name="P52" style:family="paragraph" style:parent-style-name="Standard">
      <style:paragraph-properties fo:break-before="page"/>
      <style:text-properties officeooo:paragraph-rsid="0031d640"/>
    </style:style>
    <style:style style:name="P53" style:family="paragraph" style:parent-style-name="Standard">
      <style:paragraph-properties fo:break-before="page"/>
      <style:text-properties officeooo:paragraph-rsid="002042f0"/>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ec348" style:font-size-asian="16pt" style:font-weight-asian="bold" style:font-size-complex="16pt" style:font-weight-complex="bold"/>
    </style:style>
    <style:style style:name="T5" style:family="text">
      <style:text-properties fo:font-size="16pt" fo:font-weight="bold" officeooo:rsid="003070ae" style:font-size-asian="16pt" style:font-weight-asian="bold" style:font-size-complex="16pt" style:font-weight-complex="bold"/>
    </style:style>
    <style:style style:name="T6" style:family="text">
      <style:text-properties officeooo:rsid="0008970c"/>
    </style:style>
    <style:style style:name="T7" style:family="text">
      <style:text-properties fo:font-size="12pt"/>
    </style:style>
    <style:style style:name="T8" style:family="text">
      <style:text-properties fo:font-size="12pt" fo:font-weight="bold" officeooo:rsid="00291ad5" style:font-weight-asian="bold"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35cf13" style:font-size-asian="12pt" style:font-weight-asian="bold" style:font-size-complex="12pt" style:font-weight-complex="bold"/>
    </style:style>
    <style:style style:name="T11" style:family="text">
      <style:text-properties fo:font-size="12pt" fo:font-weight="normal" style:font-weight-asian="normal" style:font-weight-complex="normal"/>
    </style:style>
    <style:style style:name="T12" style:family="text">
      <style:text-properties fo:font-size="12pt" fo:font-weight="normal" officeooo:rsid="00291ad5" style:font-weight-asian="normal" style:font-weight-complex="normal"/>
    </style:style>
    <style:style style:name="T13" style:family="text">
      <style:text-properties fo:font-size="12pt" fo:font-weight="normal" officeooo:rsid="002aaa61" style:font-weight-asian="normal" style:font-weight-complex="normal"/>
    </style:style>
    <style:style style:name="T14" style:family="text">
      <style:text-properties fo:font-size="12pt" fo:font-weight="normal" officeooo:rsid="0012464e" style:font-weight-asian="normal"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3070ae" style:font-size-asian="12pt" style:font-weight-asian="normal" style:font-size-complex="12pt" style:font-weight-complex="normal"/>
    </style:style>
    <style:style style:name="T17" style:family="text">
      <style:text-properties fo:font-size="12pt" fo:font-weight="normal" officeooo:rsid="0031d640" style:font-size-asian="12pt" style:font-weight-asian="normal" style:font-size-complex="12pt" style:font-weight-complex="normal"/>
    </style:style>
    <style:style style:name="T18" style:family="text">
      <style:text-properties fo:font-size="12pt" fo:font-weight="normal" officeooo:rsid="0034e73f" style:font-size-asian="12pt" style:font-weight-asian="normal" style:font-size-complex="12pt" style:font-weight-complex="normal"/>
    </style:style>
    <style:style style:name="T19" style:family="text">
      <style:text-properties fo:font-size="12pt" fo:font-weight="normal" officeooo:rsid="0035cf13" style:font-size-asian="12pt" style:font-weight-asian="normal" style:font-size-complex="12pt" style:font-weight-complex="normal"/>
    </style:style>
    <style:style style:name="T20" style:family="text">
      <style:text-properties fo:font-size="12pt" fo:font-style="italic" fo:font-weight="normal" style:font-style-asian="italic" style:font-weight-asian="normal" style:font-style-complex="italic" style:font-weight-complex="normal"/>
    </style:style>
    <style:style style:name="T21" style:family="text">
      <style:text-properties fo:font-size="12pt" fo:font-style="normal" fo:font-weight="normal" style:font-style-asian="normal" style:font-weight-asian="normal" style:font-style-complex="normal" style:font-weight-complex="normal"/>
    </style:style>
    <style:style style:name="T22" style:family="text">
      <style:text-properties fo:font-size="12pt" style:font-size-asian="12pt" style:font-size-complex="12pt"/>
    </style:style>
    <style:style style:name="T23" style:family="text">
      <style:text-properties fo:font-weight="bold" style:font-weight-asian="bold" style:font-weight-complex="bold"/>
    </style:style>
    <style:style style:name="T24" style:family="text">
      <style:text-properties fo:font-weight="bold" officeooo:rsid="0024b2b2" style:font-weight-asian="bold" style:font-weight-complex="bold"/>
    </style:style>
    <style:style style:name="T25" style:family="text">
      <style:text-properties fo:font-weight="bold" officeooo:rsid="002e8a45" style:font-weight-asian="bold" style:font-weight-complex="bold"/>
    </style:style>
    <style:style style:name="T26" style:family="text">
      <style:text-properties style:font-name="DejaVu Sans" fo:font-size="11pt" officeooo:rsid="0008970c" style:font-size-asian="11pt" style:font-size-complex="11pt"/>
    </style:style>
    <style:style style:name="T27" style:family="text">
      <style:text-properties style:font-name="DejaVu Sans" fo:font-size="11pt" officeooo:rsid="00267dc3" style:font-size-asian="11pt" style:font-size-complex="11pt"/>
    </style:style>
    <style:style style:name="T28" style:family="text">
      <style:text-properties style:font-name="DejaVu Sans" fo:font-size="11pt" officeooo:rsid="00291ad5" style:font-size-asian="11pt" style:font-size-complex="11pt"/>
    </style:style>
    <style:style style:name="T29" style:family="text">
      <style:text-properties style:font-name="DejaVu Sans" fo:font-size="11pt" officeooo:rsid="002aaa61" style:font-size-asian="11pt" style:font-size-complex="11pt"/>
    </style:style>
    <style:style style:name="T30" style:family="text">
      <style:text-properties style:font-name="DejaVu Sans" fo:font-size="11pt" officeooo:rsid="00276b48" style:font-size-asian="11pt" style:font-size-complex="11pt"/>
    </style:style>
    <style:style style:name="T31" style:family="text">
      <style:text-properties officeooo:rsid="002042f0"/>
    </style:style>
    <style:style style:name="T32" style:family="text">
      <style:text-properties fo:font-size="14pt" fo:font-weight="bold" officeooo:rsid="001ec348" style:font-size-asian="14pt" style:font-weight-asian="bold" style:font-size-complex="14pt" style:font-weight-complex="bold"/>
    </style:style>
    <style:style style:name="T33" style:family="text">
      <style:text-properties fo:font-size="14pt" fo:font-weight="bold" officeooo:rsid="003070ae" style:font-size-asian="14pt" style:font-weight-asian="bold" style:font-size-complex="14pt" style:font-weight-complex="bold"/>
    </style:style>
    <style:style style:name="T34" style:family="text">
      <style:text-properties fo:font-size="14pt" fo:font-weight="bold" officeooo:rsid="0031d640" style:font-size-asian="14pt" style:font-weight-asian="bold" style:font-size-complex="14pt" style:font-weight-complex="bold"/>
    </style:style>
    <style:style style:name="T35" style:family="text">
      <style:text-properties fo:font-size="14pt" fo:font-weight="bold" officeooo:rsid="0034e73f" style:font-size-asian="14pt" style:font-weight-asian="bold" style:font-size-complex="14pt" style:font-weight-complex="bold"/>
    </style:style>
    <style:style style:name="T36" style:family="text">
      <style:text-properties style:text-position="sub 58%" fo:font-weight="bold" style:font-weight-asian="bold" style:font-weight-complex="bold"/>
    </style:style>
    <style:style style:name="T37" style:family="text">
      <style:text-properties style:text-position="0% 100%"/>
    </style:style>
    <style:style style:name="T38" style:family="text">
      <style:text-properties style:text-position="0% 100%" fo:font-size="12pt" fo:font-weight="normal" style:font-size-asian="12pt" style:font-weight-asian="normal" style:font-size-complex="12pt" style:font-weight-complex="normal"/>
    </style:style>
    <style:style style:name="T39" style:family="text">
      <style:text-properties style:text-position="0% 100%" fo:font-size="12pt" officeooo:rsid="002467c0"/>
    </style:style>
    <style:style style:name="T40" style:family="text">
      <style:text-properties style:text-position="0% 100%" fo:font-size="12pt" officeooo:rsid="002467c0" style:font-size-asian="12pt" style:font-size-complex="12pt"/>
    </style:style>
    <style:style style:name="T41" style:family="text">
      <style:text-properties style:text-position="0% 100%" fo:font-weight="bold" style:font-weight-asian="bold" style:font-weight-complex="bold"/>
    </style:style>
    <style:style style:name="T42" style:family="text">
      <style:text-properties style:text-position="0% 100%" officeooo:rsid="00267dc3"/>
    </style:style>
    <style:style style:name="T43" style:family="text">
      <style:text-properties officeooo:rsid="0024b2b2"/>
    </style:style>
    <style:style style:name="T44" style:family="text">
      <style:text-properties officeooo:rsid="00267dc3"/>
    </style:style>
    <style:style style:name="T45" style:family="text">
      <style:text-properties officeooo:rsid="00276b48"/>
    </style:style>
    <style:style style:name="T46" style:family="text">
      <style:text-properties officeooo:rsid="0028bf33"/>
    </style:style>
    <style:style style:name="T47" style:family="text">
      <style:text-properties officeooo:rsid="00291ad5"/>
    </style:style>
    <style:style style:name="T48" style:family="text">
      <style:text-properties officeooo:rsid="002da69d"/>
    </style:style>
    <style:style style:name="T49" style:family="text">
      <style:text-properties officeooo:rsid="002e8a45"/>
    </style:style>
    <style:style style:name="T50" style:family="text">
      <style:text-properties style:text-position="super 58%" fo:font-size="12pt" fo:font-weight="normal" style:font-size-asian="12pt" style:font-weight-asian="normal" style:font-size-complex="12pt" style:font-weight-complex="normal"/>
    </style:style>
    <style:style style:name="T51" style:family="text">
      <style:text-properties officeooo:rsid="0035cf13"/>
    </style:style>
    <style:style style:name="T52" style:family="text">
      <style:text-properties officeooo:rsid="00399c8d"/>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1</text:span><text:span text:style-name="T5">2</text:span><text:span text:style-name="T1">: </text:span><text:span text:style-name="T3">P</text:span><text:span text:style-name="T5">ython</text:span></text:p>
      <text:p text:style-name="Standard"/>
      <text:p text:style-name="P37"><text:span text:style-name="T32">Wh</text:span><text:span text:style-name="T33">at is Python?</text:span></text:p>
      <text:p text:style-name="P23">Python is a high-level programming language that was first introduced in 1991. The most current version is Python3, which was introduced in 2008, but many systems still rely on code that was written using the slightly different Python2.</text:p>
      <text:p text:style-name="P23"/>
      <text:p text:style-name="P23"><text:span text:style-name="T51">Most developers think that Python is a much easier language to work in than C++ is. The same task will usually require far fewer statements in C++ than it does in Python. The tradeoff is that programmers have less control over the machine in Python than in C++.</text:span></text:p>
      <text:p text:style-name="P22"/>
      <text:p text:style-name="P39"><text:span text:style-name="T16">Python shares some of its syntax with C++ but its execution is very different because Python is an interpreted language rather than a compiled language. Remember that compiling is the process that replaces all of the high-level statements in a program with executable machine code. Interpreted languages are only read one line at a time. The interpreter translates and executes one line at a time. A Python script that contains a syntax error will continue to run </text:span><text:span text:style-name="T17">until the interpreter encounters that error. This can make debugging Python a little easier than a compiled program, where it is not always clear where an error occurred.</text:span></text:p>
      <text:p text:style-name="P39"><text:span text:style-name="T17"/></text:p>
      <text:p text:style-name="P40"><text:span text:style-name="T17">V</text:span><text:span text:style-name="T15">ariable in Python are not given an exact type. The interpreter assumes the datatype based on the value that is used to initialize the variable. Another thing that makes Python look very different from C++ is that code does not have to be written in a function. The example below is a complete python script that will create a string variable named </text:span><text:span text:style-name="T9">greeting </text:span><text:span text:style-name="T15">and then print the value of that variable on the command line.</text:span></text:p>
      <text:p text:style-name="P39"><text:span text:style-name="T17"/></text:p>
      <text:p text:style-name="P39"><draw:frame draw:style-name="fr1" draw:name="Frame3" text:anchor-type="paragraph" svg:width="7in" draw:z-index="2"><draw:text-box fo:min-height="0.8874in"><text:p text:style-name="P3"/><text:p text:style-name="P34">greeting = "Hello World!"</text:p><text:p text:style-name="P34">print(greeting)</text:p></draw:text-box></draw:frame><text:span text:style-name="T17"/></text:p>
      <text:p text:style-name="P41"><text:span text:style-name="T34"/></text:p>
      <text:p text:style-name="P52"><text:span text:style-name="T34">Libraries</text:span></text:p>
      <text:p text:style-name="P40"><text:span text:style-name="T15">Python has become very popular because of the large number of libraries available that make complex tasks easily accessible. Some of the most valuable libraries for computer scientists include:</text:span></text:p>
      <text:list xml:id="list1268469175" text:style-name="L2">
        <text:list-item>
          <text:p text:style-name="P42"><text:span text:style-name="T22">matplotlib</text:span><text:span text:style-name="T15">: a tool for creating charts and graphs.</text:span></text:p>
        </text:list-item>
        <text:list-item>
          <text:p text:style-name="P42"><text:span text:style-name="T22">numpy: </text:span><text:span text:style-name="T15">a tool for processing numerical arrays.</text:span></text:p>
        </text:list-item>
        <text:list-item>
          <text:p text:style-name="P42"><text:span text:style-name="T22">tensorflow: </text:span><text:span text:style-name="T15">a package created by Google for building machine learning models using multi-dimensioned collections of values called tensors.</text:span></text:p>
        </text:list-item>
        <text:list-item>
          <text:p text:style-name="P42"><text:span text:style-name="T22">scikitlearn: </text:span><text:span text:style-name="T15">a package for training and testing simple machine learning models </text:span><text:span text:style-name="T18">and other tools for data science</text:span><text:span text:style-name="T15">. Also includes a large collection of easily accessible datasets.</text:span></text:p>
        </text:list-item>
        <text:list-item>
          <text:p text:style-name="P42"><text:span text:style-name="T22">pandas: </text:span><text:span text:style-name="T18">a tool for creating convenient tables.</text:span></text:p>
        </text:list-item>
      </text:list>
      <text:p text:style-name="P43"><text:span text:style-name="T18"/></text:p>
      <text:p text:style-name="P44"><text:span text:style-name="T18">T</text:span><text:span text:style-name="T15">he following script will create a graph of the function y=x</text:span><text:span text:style-name="T50">2</text:span><text:span text:style-name="T38"> for a range of x from 0 to 100. Take a moment to consider how many lines of C++ would be required for this task.</text:span></text:p>
      <text:p text:style-name="P21"/>
      <text:p text:style-name="P21"><draw:frame draw:style-name="fr1" draw:name="Frame4" text:anchor-type="paragraph" svg:width="7in" draw:z-index="3"><draw:text-box fo:min-height="0.8874in"><text:p text:style-name="P35">import numpy</text:p><text:p text:style-name="P35">from matplotlib import pyplot as plt</text:p><text:p text:style-name="P35">x = np.array(range(0,100))</text:p><text:p text:style-name="P35">y = x*x</text:p><text:p text:style-name="P35">plt.plot(x,y)</text:p><text:p text:style-name="P35">plt.show()</text:p></draw:text-box></draw:frame></text:p>
      <text:p text:style-name="P10"/>
      <text:p text:style-name="P45"><text:span text:style-name="T32"/></text:p>
      <text:p text:style-name="P53"><text:span text:style-name="T32">P</text:span><text:span text:style-name="T35">ython Syntax</text:span></text:p>
      <text:p text:style-name="P28"/>
      <text:p text:style-name="P24">Programmers who are familiar with C++ usually have a fairly easy time learning Python but there are some very important differences that have to be kept in mind. Some of these differences are:</text:p>
      <text:list xml:id="list478210205" text:style-name="L3">
        <text:list-header>
          <text:p text:style-name="P25"/>
        </text:list-header>
        <text:list-item>
          <text:p text:style-name="P46"><text:span text:style-name="T18">Whitespace rather than curly brackets is used to show that code is in a particular block. This means that </text:span><text:span text:style-name="T19">inconsistent indenting will produce code that does not work.</text:span></text:p>
        </text:list-item>
        <text:list-item>
          <text:p text:style-name="P48"><text:span text:style-name="T15">Variables are not given a datatype explicitly.</text:span></text:p>
        </text:list-item>
        <text:list-item>
          <text:p text:style-name="P47"><text:span text:style-name="T19">Functions are created using the </text:span><text:span text:style-name="T10">def </text:span><text:span text:style-name="T19">keyword. This is because functions, like variables, do not have a specified return type.</text:span></text:p>
        </text:list-item>
        <text:list-item>
          <text:p text:style-name="P48"><text:span text:style-name="T15">Functions can return more than one value.</text:span></text:p>
        </text:list-item>
        <text:list-item>
          <text:p text:style-name="P48"><text:span text:style-name="T15">There is not </text:span><text:span text:style-name="T9">switch</text:span><text:span text:style-name="T15"> statement. Also </text:span><text:span text:style-name="T9">else if </text:span><text:span text:style-name="T15">is shortened to </text:span><text:span text:style-name="T9">elif.</text:span></text:p>
        </text:list-item>
        <text:list-item>
          <text:p text:style-name="P48"><text:span text:style-name="T15">The </text:span><text:span text:style-name="T9">cout</text:span><text:span text:style-name="T15"> statement is replaced with </text:span><text:span text:style-name="T9">print</text:span><text:span text:style-name="T15">, which is a function that can take any number of strings as arguments.</text:span></text:p>
        </text:list-item>
        <text:list-item>
          <text:p text:style-name="P48"><text:span text:style-name="T15">Function arguments can be passed out of order. This is done by writing the parameter name and using the assignment operator </text:span><text:span text:style-name="T9">=</text:span><text:span text:style-name="T15">. So in Python both of these function calls are legal and will do the same thing:</text:span></text:p>
          <text:list>
            <text:list-item>
              <text:p text:style-name="P48"><text:span text:style-name="T15">foo(x=0, y=1)</text:span></text:p>
            </text:list-item>
            <text:list-item>
              <text:p text:style-name="P48"><text:span text:style-name="T15">foo(y=1, x=0)</text:span></text:p>
            </text:list-item>
          </text:list>
        </text:list-item>
        <text:list-item>
          <text:p text:style-name="P49"><text:span text:style-name="T15">Code does not have to be written in functions.</text:span></text:p>
        </text:list-item>
        <text:list-item>
          <text:p text:style-name="P49"><text:span text:style-name="T15">The </text:span><text:span text:style-name="T9">#include </text:span><text:span text:style-name="T15">directive is replaced with the </text:span><text:span text:style-name="T9">import </text:span><text:span text:style-name="T15">statement, which does not have to be at the top of a script and can be called at any time.</text:span></text:p>
        </text:list-item>
        <text:list-item>
          <text:p text:style-name="P50"><text:span text:style-name="T15">Comments are separated from regular code by starting a line with </text:span><text:span text:style-name="T9"># </text:span><text:span text:style-name="T15">rather than </text:span><text:span text:style-name="T9">// </text:span><text:span text:style-name="T15">or</text:span><text:span text:style-name="T9"> /*...*/</text:span></text:p>
        </text:list-item>
      </text:list>
      <text:p text:style-name="P51"><text:span text:style-name="T9"/></text:p>
      <text:p text:style-name="P38"><text:span text:style-name="T22">Have a look at the short script below that defines and uses a simple function.</text:span></text:p>
      <text:p text:style-name="P38"><text:span text:style-name="T40"/></text:p>
      <text:p text:style-name="P38"><draw:frame draw:style-name="fr1" draw:name="Frame5" text:anchor-type="paragraph" svg:width="7in" draw:z-index="4"><draw:text-box fo:min-height="0.8874in"><text:p text:style-name="P36"><text:span text:style-name="T52">i</text:span>mport numpy as np</text:p><text:p text:style-name="P36"/><text:p text:style-name="P36">def maxAndMin(x):</text:p><text:p text:style-name="P36"><text:tab/>min = np.min(x)</text:p><text:p text:style-name="P36"><text:tab/>max = np.max(x)</text:p><text:p text:style-name="P36"><text:tab/>return max, min</text:p><text:p text:style-name="P36"/><text:p text:style-name="P36">someNumbers = [1, 3, 7, 5, 9, 10, 11, 12, 3, 4, 7, 2]</text:p><text:p text:style-name="P36">biggest, smallest = maxAndMin(someNumbers)</text:p><text:p text:style-name="P36">print("The biggest number was", biggest)</text:p></draw:text-box></draw:frame><text:span text:style-name="T39"><text:s/></text:span></text:p>
      <text:p text:style-name="P18"><text:span text:style-name="T31">O</text:span>penMP</text:p>
      <text:p text:style-name="P5"/>
      <text:p text:style-name="P11">This C++ library is one of the most common methods of adding parallelism to <text:span text:style-name="T43">C++ programs. Like other libraries it adds to the tools that we can use while writing code. So </text:span><text:span text:style-name="T24">iostream </text:span><text:span text:style-name="T43">gives us </text:span><text:span text:style-name="T24">cout </text:span><text:span text:style-name="T43">and </text:span><text:span text:style-name="T24">cin</text:span><text:span text:style-name="T43">, and </text:span><text:span text:style-name="T24">cstdlib </text:span><text:span text:style-name="T43">gives us </text:span><text:span text:style-name="T24">rand()</text:span><text:span text:style-name="T43">. One big difference between those libraries and the OpenMP library is that many of the tools the are provided by OpenMP are in the form of "p</text:span><text:span text:style-name="T48">re</text:span><text:span text:style-name="T43">-processor directives". The p</text:span><text:span text:style-name="T48">re</text:span><text:span text:style-name="T43">-processor hasn’t been discussed much in this class, but we have been using it.</text:span></text:p>
      <text:p text:style-name="P11"/>
      <text:p text:style-name="P12">Any C++ statement that starts with a ‘#’ is a p<text:span text:style-name="T48">re</text:span>-processor directive. The one that we have used the most is <text:span text:style-name="T23">#include</text:span><text:span text:style-name="T36">. </text:span><text:span text:style-name="T41"><text:s/></text:span><text:span text:style-name="T37">These statements are</text:span><text:span text:style-name="T42"> not</text:span><text:span text:style-name="T37"> turned into </text:span><text:span text:style-name="T42">machine language at compile time like other <text:s text:c="2"/>C++ statements. Instead they are directions to the compiler.</text:span></text:p>
      <text:p text:style-name="P29"/>
      <text:p text:style-name="P14">In the example below we will use an OpenMP directive to parallelize linear search.</text:p>
      <text:p text:style-name="P11"/>
      <text:p text:style-name="Standard"><draw:frame draw:style-name="fr1" draw:name="Frame1" text:anchor-type="paragraph" svg:width="7in" draw:z-index="0"><draw:text-box fo:min-height="2in"><text:p text:style-name="P3"/><text:p text:style-name="P2"><text:span text:style-name="T6">int </text:span><text:span text:style-name="T45">parL</text:span><text:span text:style-name="T6">inearSearch (const int arr[], int size, int value){</text:span></text:p><text:p text:style-name="P4"><text:tab/></text:p><text:p text:style-name="P15"><text:span text:style-name="T26"><text:s text:c="4"/></text:span><text:span text:style-name="T27">int foundAt = -1;</text:span></text:p><text:p text:style-name="P15"><text:span text:style-name="T26"><text:s text:c="4"/>omp_set_num_threads(</text:span><text:span text:style-name="T27">4)</text:span><text:span text:style-name="T26">;</text:span></text:p><text:p text:style-name="P4"><text:s text:c="4"/></text:p><text:p text:style-name="P4"><text:s text:c="4"/>#pragma omp parallel for</text:p><text:p text:style-name="P3"><text:s text:c="4"/>for(int i = 0; i &lt; size; i++){</text:p><text:p text:style-name="P4"><text:s text:c="10"/><text:span text:style-name="T44">if(arr[i] == value) foundAt = i;</text:span></text:p><text:p text:style-name="P4"><text:s text:c="4"/><text:span text:style-name="T44">}</text:span></text:p><text:p text:style-name="P4"/><text:p text:style-name="P4"><text:s text:c="4"/><text:span text:style-name="T44">return foundAt;</text:span></text:p><text:p text:style-name="P1">}</text:p></draw:text-box></draw:frame></text:p>
      <text:p text:style-name="P6">This function call starts with only one thread. A thread is a series of instructions being executed on one processor. Sequential (non-parallel) code always runs on one thread. The function <text:span text:style-name="T23">parLinearSearch </text:span>first defines a new variable and sets the number of threads that OpenMP will use. It is important that instructions that should only be done once (like declaring shared variables) be written so that they only run in one thread.</text:p>
      <text:p text:style-name="P6"/>
      <text:p text:style-name="P6">The <text:span text:style-name="T23">#pragma </text:span>p<text:span text:style-name="T48">re</text:span>-processor directive instructs the compiler to run the for loop on 4 threads (because we manually set the number of threads to 4). This directive will only apply to the for loop, not to any code that is written after the loop. Loops are the most common sources of parallelism in code.</text:p>
      <text:p text:style-name="P6"/>
      <text:p text:style-name="P6">The return statement is outside of the for loop so it will only be executed by one thread, like the variable declaration. This is good because <text:span text:style-name="T46">a function only needs to return once.</text:span></text:p>
      <text:p text:style-name="P6"/>
      <text:p text:style-name="P7">If you would like to learn more about OpenMP there are many good articles available at: www.openmp.org.</text:p>
      <text:p text:style-name="P19">Cuda</text:p>
      <text:p text:style-name="P16"/>
      <text:p text:style-name="P8">Up until now we have only discussed code which is running on CPUs. But anyone who has ever shopped for a new computer will be aware that most computers have another kind of processor built in as well-- the GPU. These were originally built as special purpose processors for rendering graphics, but coders in the mid-2000s realized that these processors are also a powerful <text:span text:style-name="T49">tool </text:span>for performing large computations.</text:p>
      <text:p text:style-name="P8"/>
      <text:p text:style-name="P8">Unlike CPUs, which generally run a program on 8 to 16 threads, GPUs can run many thousands of threads in parallel. This is because GPU computing cores are much simpler but there are a lot of them. Usually a GPU will have several hundred computing cores built in. GPUs are also capable of <text:span text:style-name="T23">Single Instruction Multiple Thread</text:span> execution, where one instruction is performed on many different threads all at the same time. This makes GPUs very useful for large number-crunching tasks were many identical <text:span text:style-name="T47">computations are done on many different data elements. This also makes them less useful for running the main body of programs where there are many different types of instructions being executed.</text:span></text:p>
      <text:p text:style-name="P8"/>
      <text:p text:style-name="P9">GPUs do not share a memory space with the CPUs in one machine. This means that data that is going to be processed on a GPU has to be completely copied into the memory that is accessible by the GPUs. This is a very expensive process and means that GPU computing should only be used be the <text:span text:style-name="T23">speedup</text:span> more than compensates for this extra <text:span text:style-name="T23">cost</text:span>. The extra work that has to be done to set up a block of parallel code is called the <text:span text:style-name="T23">overhead</text:span>. Every parallel code experiences some overhead and that makes it very difficult to actually achieve linear speedup in real life. <text:span text:style-name="T49">Computers that use both CPUs and GPUs are called </text:span><text:span text:style-name="T25">heterogenous</text:span><text:span text:style-name="T49">.</text:span></text:p>
      <text:p text:style-name="P9"/>
      <text:p text:style-name="P17"><text:span text:style-name="T8">Cuda </text:span><text:span text:style-name="T12">is the </text:span><text:span text:style-name="T13">system</text:span><text:span text:style-name="T12"> provided by Nvidia to run code on their line of GPUs. It requires many more changes to be made to code than OpenMP does. For example </text:span><text:span text:style-name="T13">this implementation of Linear Search will work in Cuda</text:span><text:span text:style-name="T12">:</text:span></text:p>
      <text:p text:style-name="P9"><draw:frame draw:style-name="fr1" draw:name="Frame2" text:anchor-type="paragraph" svg:width="7in" draw:z-index="1"><draw:text-box fo:min-height="1.3563in"><text:p text:style-name="P20"><text:span text:style-name="T29">void</text:span><text:span text:style-name="T26"> </text:span><text:span text:style-name="T30">parL</text:span><text:span text:style-name="T26">inearSearch (const int arr[], int size, int value, </text:span><text:span text:style-name="T29">int &amp;foundAt</text:span><text:span text:style-name="T26">){</text:span></text:p><text:p text:style-name="P31"><text:tab/></text:p><text:p text:style-name="P17"><text:span text:style-name="T26"><text:s text:c="4"/></text:span><text:span text:style-name="T27">int t_id = blockIdx.x * blockDim.x + threadIdx.x;</text:span></text:p><text:p text:style-name="P17"><text:span text:style-name="T27"><text:s text:c="4"/></text:span><text:span text:style-name="T28">if(t_id </text:span><text:span text:style-name="T29">&lt; size</text:span><text:span text:style-name="T28">)</text:span><text:span text:style-name="T29">{</text:span></text:p><text:p text:style-name="P33"><text:s text:c="8"/>if(arr[t_id]) foundAt = t_id;</text:p><text:p text:style-name="P33"><text:s text:c="4"/>}</text:p><text:p text:style-name="P31">}</text:p></draw:text-box></draw:frame></text:p>
      <text:p text:style-name="P13"><text:span text:style-name="T11">Notice that there is no loop. Instead thousands of this function will be run at the same time, each one with a different "thread ID". Each tread checks the space in the array</text:span><text:span text:style-name="T14"> </text:span><text:span text:style-name="T11">that is assigned to it, and sets the by-reference parameter </text:span><text:span text:style-name="T7">foundAt </text:span><text:span text:style-name="T11">if it has the search value at its location. Notice that we can search an array </text:span><text:span text:style-name="T20">without a loop </text:span><text:span text:style-name="T21">because there are many thousands of threads available.</text:span></text:p>
      <text:p text:style-name="P27"/>
      <text:p text:style-name="P27">Besides requiring major code re-writes, Cuda also requires a special compiler called nvcc. For these reasons the Lab this week will focus on OpenMP rather than Cuda. Students who are interested in Cuda can find more information at: https://developer.nvidia.com/blog/even-easier-introduction-cud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28T14:50:30.473666457</dc:date>
    <meta:editing-duration>PT1H50M57S</meta:editing-duration>
    <meta:editing-cycles>17</meta:editing-cycles>
    <meta:generator>LibreOffice/6.4.6.2$Linux_X86_64 LibreOffice_project/40$Build-2</meta:generator>
    <meta:document-statistic meta:table-count="0" meta:image-count="0" meta:object-count="0" meta:page-count="5" meta:paragraph-count="80" meta:word-count="1554" meta:character-count="9046" meta:non-whitespace-character-count="7518"/>
  </office:meta>
</office:document-meta>
</file>